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87.41mm" table:align="margins"/>
    </style:style>
    <style:style style:name="Table1.A" style:family="table-column">
      <style:table-column-properties style:column-width="62.46mm" style:rel-column-width="3541*"/>
    </style:style>
    <style:style style:name="Table1.B" style:family="table-column">
      <style:table-column-properties style:column-width="62.48mm" style:rel-column-width="3542*"/>
    </style:style>
    <style:style style:name="Table1.A1" style:family="table-cell">
      <style:table-cell-properties fo:padding="0.97mm" fo:border="none"/>
    </style:style>
    <style:style style:name="Table6" style:family="table">
      <style:table-properties style:width="184.52mm" fo:margin-left="-0.44mm" table:align="left" style:writing-mode="lr-tb"/>
    </style:style>
    <style:style style:name="Table6.A" style:family="table-column">
      <style:table-column-properties style:column-width="44.33mm"/>
    </style:style>
    <style:style style:name="Table6.B" style:family="table-column">
      <style:table-column-properties style:column-width="77.82mm"/>
    </style:style>
    <style:style style:name="Table6.C" style:family="table-column">
      <style:table-column-properties style:column-width="27.78mm"/>
    </style:style>
    <style:style style:name="Table6.D" style:family="table-column">
      <style:table-column-properties style:column-width="34.59m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1.91mm" fo:border="none" style:writing-mode="lr-tb"/>
    </style:style>
    <style:style style:name="Table6.B2" style:family="table-cell">
      <style:table-cell-properties style:vertical-align="middle" fo:padding="1.91mm" fo:border="none" style:writing-mode="lr-tb"/>
    </style:style>
    <style:style style:name="P1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" style:family="paragraph" style:parent-style-name="Standard">
      <style:paragraph-properties fo:line-height="115%" fo:text-align="justify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start" style:justify-single-word="false">
        <style:tab-stops>
          <style:tab-stop style:position="57.11mm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57.11mm"/>
          <style:tab-stop style:position="160.02mm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6" style:family="paragraph" style:parent-style-name="Standard">
      <style:paragraph-properties fo:line-height="115%" fo:text-align="center" style:justify-single-wor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7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margin-top="0mm" fo:margin-bottom="0mm" fo:line-height="100%" fo:text-align="end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0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1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2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margin-left="0mm" fo:margin-right="0mm" fo:line-height="115%" fo:text-align="justify" style:justify-single-word="false" fo:text-indent="0mm" style:auto-text-indent="false">
        <style:tab-stops>
          <style:tab-stop style:position="27.78mm" style:type="center"/>
          <style:tab-stop style:position="146.84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4" style:family="paragraph" style:parent-style-name="Standard">
      <style:paragraph-properties fo:margin-left="0mm" fo:margin-right="0mm" fo:line-height="115%" fo:text-align="start" style:justify-single-word="false" fo:text-indent="0mm" style:auto-text-indent="false">
        <style:tab-stops>
          <style:tab-stop style:position="26.9mm" style:type="center"/>
          <style:tab-stop style:position="147.73mm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5" style:family="paragraph" style:parent-style-name="Standard">
      <style:paragraph-properties fo:margin-left="0mm" fo:margin-right="0mm" fo:line-height="115%" fo:text-align="center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</style:style>
    <style:style style:name="P16" style:family="paragraph" style:parent-style-name="Standard">
      <style:paragraph-properties fo:margin-left="0mm" fo:margin-right="0mm" fo:margin-top="0mm" fo:margin-bottom="0mm" fo:line-height="115%" fo:text-align="end" style:justify-single-word="false" fo:text-indent="0mm" style:auto-text-indent="false" style:snap-to-layout-grid="false">
        <style:tab-stops>
          <style:tab-stop style:position="160.02mm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17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12.7mm" fo:margin-right="0mm" fo:line-height="115%" fo:text-align="justify" style:justify-single-word="false" fo:text-indent="12.7m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9" style:family="paragraph" style:parent-style-name="Standard">
      <style:paragraph-properties fo:margin-left="0mm" fo:margin-right="0mm" fo:line-height="115%" fo:text-align="justify" style:justify-single-word="false" fo:text-indent="12.7mm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20" style:family="paragraph" style:parent-style-name="Table_20_Contents">
      <style:paragraph-properties fo:text-align="justify" style:justify-single-word="false"/>
      <style:text-properties style:font-name="Times New Roman" fo:font-size="12pt" style:font-size-asian="12pt" style:font-name-complex="Times New Roman" style:font-size-complex="12pt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top="0mm" fo:margin-bottom="0mm" fo:line-height="100%" fo:text-align="justify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top="0mm" fo:margin-bottom="0mm" fo:line-height="100%" fo:text-align="start" style:justify-single-word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style:font-size-asian="12pt" style:font-size-complex="12pt"/>
    </style:style>
    <style:style style:name="P24" style:family="paragraph" style:parent-style-name="Standard">
      <style:paragraph-properties fo:margin-left="0mm" fo:margin-right="0mm" fo:margin-top="0mm" fo:margin-bottom="0mm" fo:line-height="100%" fo:text-align="start" style:justify-single-word="false" fo:text-indent="0mm" style:auto-text-indent="false" style:snap-to-layout-grid="false">
        <style:tab-stops>
          <style:tab-stop style:position="20.64mm"/>
          <style:tab-stop style:position="42.86mm"/>
          <style:tab-stop style:position="95.25mm"/>
          <style:tab-stop style:position="123.83mm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name-complex="Times New Roman" style:font-weight-complex="normal"/>
    </style:style>
    <style:style style:name="T5" style:family="text">
      <style:text-properties style:text-underline-style="none" fo:font-weight="bold" style:font-weight-asian="bold" style:font-weight-complex="bold"/>
    </style:style>
    <style:style style:name="T6" style:family="text">
      <style:text-properties style:text-underline-style="none" fo:font-weight="bold" style:font-weight-asian="bold" style:font-name-complex="Times New Roman" style:font-weight-complex="bold"/>
    </style:style>
    <style:style style:name="T7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ông ty CP CS Việt Phú Thịnh</text:span><text:tab/><text:tab/><text:tab/><text:tab/><text:tab/><text:tab/><text:span text:style-name="T1">Tp.HCM, ngày </text:span><text:span text:style-name="T1"><text:placeholder text:placeholder-type="text">&lt;get_vietname_date('')[:2]&gt;</text:placeholder></text:span><text:span text:style-name="T1"> tháng </text:span><text:span text:style-name="T1"><text:placeholder text:placeholder-type="text">&lt;get_vietname_date('')[3:5]&gt;</text:placeholder></text:span><text:span text:style-name="T1"> năm </text:span><text:span text:style-name="T1"><text:placeholder text:placeholder-type="text">&lt;get_vietname_date('')[-4:]&gt;</text:placeholder></text:span></text:p>
      <text:p text:style-name="P4">Số : <text:span text:style-name="T1"><text:placeholder text:placeholder-type="text">&lt;o.so_thanhtoan or ''&gt;</text:placeholder></text:span></text:p>
      <text:p text:style-name="P2"/>
      <text:p text:style-name="P5">YÊU CẦU THANH TOÁN</text:p>
      <text:p text:style-name="P6">KÍNH GỬI: GIÁM ĐỐC CÔNG TY</text:p>
      <text:p text:style-name="P19">Căn cứ hợp đồng: <text:span text:style-name="T7"><text:placeholder text:placeholder-type="text">&lt;o.hop_dong_id and o.hop_dong_id.name or ''&gt;</text:placeholder></text:span><text:span text:style-name="T7"><text:tab/><text:tab/></text:span><text:span text:style-name="T1">ngày: </text:span><text:span text:style-name="T1"><text:placeholder text:placeholder-type="text">&lt;get_vietname_date(o.hop_dong_id and o.hop_dong_id.tu_ngay or '')&gt;</text:placeholder></text:span></text:p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table:number-columns-spanned="3" office:value-type="string">
            <text:p text:style-name="P17"><text:placeholder text:placeholder-type="text">&lt;for each="sequence,line in enumerate(o.hop_dong_id.hopdong_line)"&gt;</text:placeholder></text:p>
          </table:table-cell>
          <table:covered-table-cell/>
          <table:covered-table-cell/>
        </table:table-row>
        <table:table-row>
          <table:table-cell table:style-name="Table1.A1" office:value-type="string">
            <text:p text:style-name="P19">Loại hàng: <text:span text:style-name="T1"><text:placeholder text:placeholder-type="text">&lt;line.product_id.default_code&gt;</text:placeholder></text:span></text:p>
          </table:table-cell>
          <table:table-cell table:style-name="Table1.A1" office:value-type="string">
            <text:p text:style-name="P20">Số lượng: <text:span text:style-name="T1"><text:placeholder text:placeholder-type="text">&lt;convert_f_amount(line.product_qty)&gt;</text:placeholder></text:span><text:span text:style-name="T1"> </text:span><text:span text:style-name="T1"><text:placeholder text:placeholder-type="text">&lt;line.product_uom and line.product_uom.name or ''&gt;</text:placeholder></text:span></text:p>
          </table:table-cell>
          <table:table-cell table:style-name="Table1.A1" office:value-type="string">
            <text:p text:style-name="P20">Đơn giá: <text:span text:style-name="T1"><text:placeholder text:placeholder-type="text">&lt;convert_f_amount(line.price_unit)&gt;</text:placeholder></text:span><text:span text:style-name="T1"> VND/</text:span><text:span text:style-name="T1"><text:placeholder text:placeholder-type="text">&lt;line.product_uom and line.product_uom.name or ''&gt;</text:placeholder></text:span></text:p>
          </table:table-cell>
        </table:table-row>
        <table:table-row>
          <table:table-cell table:style-name="Table1.A1" table:number-columns-spanned="3" office:value-type="string">
            <text:p text:style-name="P7"><text:placeholder text:placeholder-type="text">&lt;/for&gt;</text:placeholder></text:p>
          </table:table-cell>
          <table:covered-table-cell/>
          <table:covered-table-cell/>
        </table:table-row>
      </table:table>
      <text:p text:style-name="P19"><text:span text:style-name="T1">Đề nghị thanh toán bằng: <text:s/></text:span><text:span text:style-name="T7"><text:placeholder text:placeholder-type="text">&lt;convert_tt(o.journal_id)&gt;</text:placeholder></text:span><text:span text:style-name="T1"><text:tab/><text:tab/><text:tab/>ngày: </text:span><text:span text:style-name="T1"><text:placeholder text:placeholder-type="text">&lt;get_vietname_date(o.date)&gt;</text:placeholder></text:span></text:p>
      <text:p text:style-name="P19"><text:span text:style-name="T1">Đơn vị<text:tab/><text:tab/>: </text:span><text:span text:style-name="T5"><text:placeholder text:placeholder-type="text">&lt;o.partner_id and o.partner_id.name or ''&gt;</text:placeholder></text:span></text:p>
      <text:p text:style-name="P1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row table:style-name="Table6.1">
          <table:table-cell table:style-name="Table6.A1" table:number-columns-spanned="4" office:value-type="string">
            <text:p text:style-name="P17"><text:placeholder text:placeholder-type="text">&lt;for each="sequence,line in enumerate(get_thanhtoan(o.hop_dong_id and o.hop_dong_id.id or ''  ))"&gt;</text:placeholder></text:p>
          </table:table-cell>
          <table:covered-table-cell/>
          <table:covered-table-cell/>
          <table:covered-table-cell/>
        </table:table-row>
        <table:table-row table:style-name="Table6.1">
          <table:table-cell table:style-name="Table6.A1" office:value-type="string">
            <text:p text:style-name="P23"><text:s text:c="10"/>Số tiền tt lần <text:span text:style-name="T4"><text:placeholder text:placeholder-type="text">&lt;sequence+1&gt;</text:placeholder></text:span><text:span text:style-name="T4"> :</text:span></text:p>
          </table:table-cell>
          <table:table-cell table:style-name="Table6.B2" office:value-type="string">
            <text:p text:style-name="P17"><text:span text:style-name="T2"><text:placeholder text:placeholder-type="text">&lt;line&gt;</text:placeholder></text:span></text:p>
          </table:table-cell>
          <table:table-cell table:style-name="Table6.B2" office:value-type="string">
            <text:p text:style-name="P10"/>
          </table:table-cell>
          <table:table-cell table:style-name="Table6.B2" office:value-type="string">
            <text:p text:style-name="P15"/>
          </table:table-cell>
        </table:table-row>
        <table:table-row table:style-name="Table6.1">
          <table:table-cell table:style-name="Table6.A1" table:number-columns-spanned="4" office:value-type="string">
            <text:p text:style-name="P7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21"><text:tab/><text:span text:style-name="T1">Lý do:</text:span> <text:span text:style-name="T2"><text:placeholder text:placeholder-type="text">&lt;o.ly_do&gt;</text:placeholder></text:span></text:p>
      <text:p text:style-name="P18"/>
      <text:p text:style-name="P13"><text:tab/>Người đề nghị<text:tab/>Giám đốc duyệt </text:p>
      <text:p text:style-name="P12"/>
      <text:p text:style-name="P12"/>
      <text:p text:style-name="P12"/>
      <text:p text:style-name="P9"/>
      <text:p text:style-name="P14"><text:span text:style-name="T1"><text:tab/></text:span><text:span text:style-name="T1"><text:placeholder text:placeholder-type="text">&lt;o.nguoi_de_nghi_id and o.nguoi_de_nghi_id .name or ''&gt;</text:placeholder></text:span><text:span text:style-name="T1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7.95mm" style:type="center"/>
          <style:tab-stop style:position="175.9m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5.9mm" fo:page-height="279.4mm" style:num-format="1" style:print-orientation="portrait" fo:margin-top="14.78mm" fo:margin-bottom="4.46mm" fo:margin-left="13.23mm" fo:margin-right="15.26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11-20T15:19:00</dc:date>
    <dc:creator>TrongNguyen </dc:creator>
    <meta:editing-duration>PT7H4M57S</meta:editing-duration>
    <meta:editing-cycles>122</meta:editing-cycles>
    <meta:generator>LibreOffice/3.5$Linux_x86 LibreOffice_project/350m1$Build-2</meta:generator>
    <meta:document-statistic meta:table-count="2" meta:image-count="0" meta:object-count="0" meta:page-count="1" meta:paragraph-count="19" meta:word-count="111" meta:character-count="1003" meta:non-whitespace-character-count="886"/>
  </office:meta>
</office:document-meta>
</file>